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officeooo:rsid="001fb39c" officeooo:paragraph-rsid="001df120"/>
    </style:style>
    <style:style style:name="P2" style:family="paragraph" style:parent-style-name="Standard">
      <style:text-properties style:font-name="Times New Roman" officeooo:rsid="0022cd6d" officeooo:paragraph-rsid="0022cd6d"/>
    </style:style>
    <style:style style:name="P3" style:family="paragraph" style:parent-style-name="Standard" style:list-style-name="L1">
      <style:text-properties officeooo:paragraph-rsid="0022cd6d"/>
    </style:style>
    <style:style style:name="P4" style:family="paragraph" style:parent-style-name="Standard" style:list-style-name="L1">
      <style:text-properties officeooo:paragraph-rsid="0024c5e5"/>
    </style:style>
    <style:style style:name="P5" style:family="paragraph" style:parent-style-name="Standard" style:list-style-name="L1">
      <style:text-properties officeooo:rsid="0022cd6d" officeooo:paragraph-rsid="0022cd6d"/>
    </style:style>
    <style:style style:name="P6" style:family="paragraph" style:parent-style-name="Standard" style:list-style-name="L2">
      <style:text-properties officeooo:rsid="0024c5e5" officeooo:paragraph-rsid="0024c5e5"/>
    </style:style>
    <style:style style:name="P7" style:family="paragraph" style:parent-style-name="Standard" style:list-style-name="L2">
      <style:text-properties officeooo:paragraph-rsid="0024c5e5"/>
    </style:style>
    <style:style style:name="P8" style:family="paragraph" style:parent-style-name="Standard" style:list-style-name="L1">
      <style:text-properties officeooo:rsid="00287d0e" officeooo:paragraph-rsid="00287d0e"/>
    </style:style>
    <style:style style:name="P9" style:family="paragraph" style:parent-style-name="Standard" style:list-style-name="L2">
      <style:text-properties officeooo:rsid="00287d0e" officeooo:paragraph-rsid="00287d0e"/>
    </style:style>
    <style:style style:name="P10" style:family="paragraph" style:parent-style-name="Text_20_body">
      <style:text-properties style:font-name="Times New Roman"/>
    </style:style>
    <style:style style:name="P11" style:family="paragraph" style:parent-style-name="Text_20_body">
      <style:paragraph-properties fo:text-align="center" style:justify-single-word="false"/>
      <style:text-properties style:font-name="Times New Roman"/>
    </style:style>
    <style:style style:name="P12" style:family="paragraph" style:parent-style-name="Text_20_body">
      <style:text-properties style:font-name="Times New Roman" fo:font-weight="bold" style:font-weight-asian="bold" style:font-weight-complex="bold"/>
    </style:style>
    <style:style style:name="P13" style:family="paragraph" style:parent-style-name="Text_20_body">
      <style:text-properties style:font-name="Times New Roman" officeooo:paragraph-rsid="00227619"/>
    </style:style>
    <style:style style:name="P14" style:family="paragraph" style:parent-style-name="Text_20_body">
      <style:text-properties style:font-name="Times New Roman" officeooo:paragraph-rsid="0022cd6d"/>
    </style:style>
    <style:style style:name="P15" style:family="paragraph" style:parent-style-name="Text_20_body">
      <style:text-properties style:font-name="Times New Roman" officeooo:paragraph-rsid="0024c5e5"/>
    </style:style>
    <style:style style:name="T1" style:family="text">
      <style:text-properties officeooo:rsid="001fb39c"/>
    </style:style>
    <style:style style:name="T2" style:family="text">
      <style:text-properties style:font-name-complex="Times New Roman1"/>
    </style:style>
    <style:style style:name="T3" style:family="text">
      <style:text-properties officeooo:rsid="00227619" style:font-name-complex="Times New Roman1"/>
    </style:style>
    <style:style style:name="T4" style:family="text">
      <style:text-properties officeooo:rsid="0024c5e5" style:font-name-complex="Times New Roman1"/>
    </style:style>
    <style:style style:name="T5" style:family="text">
      <style:text-properties style:text-position="sub 58%" style:font-name-complex="Times New Roman1"/>
    </style:style>
    <style:style style:name="T6" style:family="text">
      <style:text-properties style:font-name="Times New Roman"/>
    </style:style>
    <style:style style:name="T7" style:family="text">
      <style:text-properties style:font-name="Times New Roman" officeooo:rsid="0022cd6d"/>
    </style:style>
    <style:style style:name="T8" style:family="text">
      <style:text-properties style:font-name="Times New Roman" officeooo:rsid="0024c5e5"/>
    </style:style>
    <style:style style:name="T9" style:family="text">
      <style:text-properties style:font-name="Times New Roman" officeooo:rsid="0026a575"/>
    </style:style>
    <style:style style:name="T10" style:family="text">
      <style:text-properties fo:font-size="12pt" style:font-size-asian="12pt" style:font-name-complex="Times New Roman1" style:font-size-complex="12pt"/>
    </style:style>
    <style:style style:name="T11" style:family="text">
      <style:text-properties fo:font-size="12pt" officeooo:rsid="00227619" style:font-size-asian="12pt" style:font-name-complex="Times New Roman1" style:font-size-complex="12pt"/>
    </style:style>
    <style:style style:name="T12" style:family="text">
      <style:text-properties officeooo:rsid="0022cd6d"/>
    </style:style>
    <style:style style:name="T13" style:family="text">
      <style:text-properties officeooo:rsid="0022d9aa"/>
    </style:style>
    <style:style style:name="T14" style:family="text">
      <style:text-properties style:text-line-through-style="none" style:text-line-through-type="none"/>
    </style:style>
    <style:style style:name="T15" style:family="text">
      <style:text-properties style:text-line-through-style="none" style:text-line-through-type="none" officeooo:rsid="001fb39c"/>
    </style:style>
    <style:style style:name="T16" style:family="text">
      <style:text-properties style:text-line-through-style="none" style:text-line-through-type="none" officeooo:rsid="002e224e"/>
    </style:style>
    <style:style style:name="T17" style:family="text">
      <style:text-properties officeooo:rsid="00237ac5"/>
    </style:style>
    <style:style style:name="T18" style:family="text">
      <style:text-properties officeooo:rsid="0024c5e5"/>
    </style:style>
    <style:style style:name="T19" style:family="text">
      <style:text-properties officeooo:rsid="0026a575"/>
    </style:style>
    <style:style style:name="T20" style:family="text">
      <style:text-properties officeooo:rsid="00287d0e"/>
    </style:style>
    <style:style style:name="T21" style:family="text">
      <style:text-properties officeooo:rsid="0029e484"/>
    </style:style>
    <style:style style:name="T22" style:family="text">
      <style:text-properties officeooo:rsid="002f12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GU2017 Abstract Aaron Spring</text:p>
      <text:p text:style-name="P10"/>
      <text:p text:style-name="P12">Internal Variability of the Southern Ocean Carbon Sink</text:p>
      <text:p text:style-name="P10">Aaron Spring, Hongmei Li, Tatiana Ilyina</text:p>
      <text:p text:style-name="P10">Max Planck Institute for Meteorology, Bundesstraße 53, 20146 Hamburg, Germany</text:p>
      <text:p text:style-name="P10"/>
      <text:p text:style-name="P13"><text:span text:style-name="T4">(1) </text:span><text:span text:style-name="T2">The ocean, as a major sink for anthropogenic CO</text:span><text:span text:style-name="T5">2</text:span><text:span text:style-name="T2"> emissions, is playing an essential role in modulating global carbon cycle and climate change. </text:span><text:span text:style-name="T3">M</text:span><text:span text:style-name="T11">ost models identify the Southern Ocean as a key player in global uptake of anthropogenic carbon but the strength of this important ocean sink and its response to climate change and variability are still poorly assessed and represented in ESMs</text:span><text:span text:style-name="T10">.</text:span></text:p>
      <text:p text:style-name="P15"><text:span text:style-name="T18">(2) Internal variability and model uncertainty are the main sources of differences between observations and historical simulations.</text:span></text:p>
      <text:p text:style-name="P15"><text:span text:style-name="T18">(3) E</text:span>nsemble <text:span text:style-name="T12">s</text:span>imulations <text:span text:style-name="T12">can capture</text:span> internal variability. <text:span text:style-name="T1">MPI-ESM is a fully coupled atmosphere-ocean model including ocean biogeochemistry </text:span><text:span text:style-name="T16">in a</text:span><text:span text:style-name="T15"> </text:span><text:span text:style-name="T15">diagnostic</text:span><text:span text:style-name="T1"> carbon cycle. The MPI-ESM Large Ensemble consists of a 100-member historical simulations from 1850 to 2005 with RCP4.5 extensions to 2100. </text:span></text:p>
      <text:p text:style-name="P14"><text:span text:style-name="T18">(4) Observations</text:span> <text:span text:style-name="T12">(Landschützer et al. 2015)</text:span> show a <text:span text:style-name="T20">negative</text:span> trend in <text:span text:style-name="T20">Southern Ocean </text:span>carbon uptake in the 1990s whereas models <text:span text:style-name="T20">predict</text:span> a <text:span text:style-name="T22">continuous</text:span> <text:span text:style-name="T20">positive</text:span> <text:span text:style-name="T12">uptake trend</text:span> from atmospheric forcing. Can <text:span text:style-name="T12">e</text:span>nsembles reproduce this decadal trend?</text:p>
      <text:p text:style-name="P10"><text:span text:style-name="T18">(5) </text:span>We use the MPI-ESM Large Ensemble to <text:span text:style-name="T19">identify</text:span> whether ensemble members can reproduce anomalous decadal outgassing trend<text:span text:style-name="T20">s</text:span> and analyze underlying <text:span text:style-name="T20">driving </text:span>processes <text:span text:style-name="T17">of internal variability in the Southern Ocean carbon sink</text:span>.</text:p>
      <text:p text:style-name="P10"><text:span text:style-name="T13">(</text:span>OR <text:span text:style-name="T13">more general and not relating too directly to observations</text:span></text:p>
      <text:p text:style-name="P10"><text:span text:style-name="T18">(5) </text:span>We use the MPI-ESM Large Ensemble to assess the magnitude of internal variability <text:span text:style-name="T12">and </text:span>analyze the processes driving internal variability <text:span text:style-name="T12">of the southern ocean carbon sink</text:span>.<text:span text:style-name="T13">)</text:span> </text:p>
      <text:p text:style-name="P10"/>
      <text:p text:style-name="P1"/>
      <text:p text:style-name="P1"/>
      <text:p text:style-name="P2">Questions:</text:p>
      <text:list xml:id="list2137701206684359604" text:style-name="L1">
        <text:list-item>
          <text:p text:style-name="P3"><text:span text:style-name="T7">How much should I explain a Large Ensemble?</text:span></text:p>
        </text:list-item>
        <text:list-item>
          <text:p text:style-name="P5"><text:span text:style-name="T6">How much to explain the SO carbon sink?</text:span></text:p>
        </text:list-item>
        <text:list-item>
          <text:p text:style-name="P8"><text:span text:style-name="T6">Should I explain carbon uptake sign in more detail?</text:span></text:p>
        </text:list-item>
        <text:list-item>
          <text:p text:style-name="P4"><text:span text:style-name="T8">Order: “</text:span><text:span text:style-name="T9">red thread”</text:span></text:p>
        </text:list-item>
      </text:list>
      <text:list xml:id="list4555145237233356781" text:style-name="L2">
        <text:list-item>
          <text:list>
            <text:list-item>
              <text:p text:style-name="P7"><text:span text:style-name="T8">Context Carbon Sink</text:span></text:p>
            </text:list-item>
            <text:list-item>
              <text:p text:style-name="P6"><text:span text:style-name="T6">Internal Variability</text:span></text:p>
            </text:list-item>
            <text:list-item>
              <text:p text:style-name="P6"><text:span text:style-name="T6">MPI-ESM LE</text:span></text:p>
            </text:list-item>
            <text:list-item>
              <text:p text:style-name="P6"><text:span text:style-name="T6">Observations <text:s text:c="8"/>leads to...5</text:span></text:p>
            </text:list-item>
            <text:list-item>
              <text:p text:style-name="P6"><text:span text:style-name="T6">What I intend to show</text:span></text:p>
            </text:list-item>
            <text:list-item>
              <text:p text:style-name="P9"><text:span text:style-name="T6">Do I need more details of what I show?</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0:09:33.873396943</meta:creation-date>
    <dc:date>2016-12-15T18:25:23.002888530</dc:date>
    <meta:editing-duration>PT4H34M43S</meta:editing-duration>
    <meta:editing-cycles>8</meta:editing-cycles>
    <meta:generator>LibreOffice/5.1.5.2$Linux_X86_64 LibreOffice_project/7a864d8825610a8c07cfc3bc01dd4fce6a9447e5</meta:generator>
    <meta:print-date>2016-12-15T15:58:27.474470478</meta:print-date>
    <meta:document-statistic meta:table-count="0" meta:image-count="0" meta:object-count="0" meta:page-count="1" meta:paragraph-count="22" meta:word-count="317" meta:character-count="2038" meta:non-whitespace-character-count="1743"/>
  </office:meta>
</office:document-meta>
</file>